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>
      <style:drawing-page-properties draw:fill="solid" draw:fill-color="#808080"/>
    </style:style>
    <style:style style:name="gr1" style:family="graphic" style:parent-style-name="standard">
      <style:graphic-properties svg:stroke-color="#808080" draw:stroke-linejoin="none" svg:stroke-linecap="butt" draw:fill="solid" draw:fill-color="#cccccc" draw:textarea-horizontal-align="justify" draw:textarea-vertical-align="middle" draw:auto-grow-height="false" fo:min-height="6.75cm" fo:min-width="17.5cm"/>
    </style:style>
    <style:style style:name="gr2" style:family="graphic" style:parent-style-name="standard">
      <style:graphic-properties draw:fill-color="#666666" draw:textarea-horizontal-align="justify" draw:textarea-vertical-align="middle" draw:auto-grow-height="false" fo:min-height="2.518cm" fo:min-width="2.455cm" fo:wrap-option="wrap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measurelines" svg:width="18cm" svg:height="7cm" svg:x="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measurelines" svg:width="4.177cm" svg:height="3.914cm" svg:x="17.539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4.177cm" svg:height="3.914cm" svg:x="11.743cm" svg:y="5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4.177cm" svg:height="3.914cm" svg:x="6.366cm" svg:y="5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22T08:14:22.587000000</meta:creation-date>
    <dc:date>2023-10-22T08:47:03.047000000</dc:date>
    <meta:editing-duration>PT3M26S</meta:editing-duration>
    <meta:editing-cycles>1</meta:editing-cycles>
    <meta:document-statistic meta:object-count="4"/>
    <meta:generator>LibreOffice/7.5.4.2$Windows_X86_64 LibreOffice_project/36ccfdc35048b057fd9854c757a8b67ec53977b6</meta:generator>
  </office:meta>
</office:document-meta>
</file>